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margin-top="0cm" fo:margin-bottom="0cm"/>
    </style:style>
    <style:style style:name="P2" style:family="paragraph" style:parent-style-name="Table_20_Contents">
      <style:paragraph-properties fo:margin-top="0cm" fo:margin-bottom="0cm"/>
      <style:text-properties fo:font-variant="normal" fo:text-transform="none" fo:color="#000000"/>
    </style:style>
    <style:style style:name="P3" style:family="paragraph" style:parent-style-name="Table_20_Contents">
      <style:paragraph-properties fo:margin-top="0cm" fo:margin-bottom="0cm"/>
      <style:text-properties fo:font-variant="normal" fo:text-transform="none" fo:color="#000000" style:font-name="Times New Roman1" fo:font-size="11pt" fo:font-style="normal" fo:font-weight="bold"/>
    </style:style>
    <style:style style:name="P4" style:family="paragraph" style:parent-style-name="Text_20_body">
      <style:paragraph-properties fo:margin-top="0cm" fo:margin-bottom="0cm"/>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1.905cm" fo:margin-right="0cm" fo:margin-top="0cm" fo:margin-bottom="0cm" fo:text-indent="0cm" style:auto-text-indent="false"/>
    </style:style>
    <style:style style:name="P7" style:family="paragraph" style:parent-style-name="Text_20_body">
      <style:text-properties fo:font-weight="bold" style:font-weight-asian="bold" style:font-weight-complex="bold"/>
    </style:style>
    <style:style style:name="P8" style:family="paragraph" style:parent-style-name="Heading_20_3" style:master-page-name="HTML">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style>
    <style:style style:name="T4" style:family="text">
      <style:text-properties fo:font-weight="normal"/>
    </style:style>
    <style:style style:name="T5" style:family="text">
      <style:text-properties fo:font-size="8.2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file:///../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Προβολή και διαχείριση προκαθορισμένων διαγράμματα</text:p>
      <text:p text:style-name="Text_20_body">Ένα γράφημα είναι μια γραφική απεικόνιση της έκθεσης Μπορείτε να προσθέσετε γραφήματα βασίζονται σε προκαθορισμένες εκθέσεις στην Αρχική σελίδα σας. Όταν μια έκθεση ενημερώνεται, το γράφημα ενημερώνεται αυτόματα επίσης.</text:p>
      <text:p text:style-name="Text_20_body">SugarCRM παρέχει αρκετά διαγράμματα που βασίζονται σε προκαθορισμένες αναφορές. Μπορείτε να χρησιμοποιήσετε αυτά τα διαγράμματα για να δείτε τις πωλήσεις και τις ευκαιρίες για τον οργανισμό σας. Κάθε ευδιάκριτη χρωματισμένη περιοχή σε ένα γράφημα συνδέεται με τα δεδομένα που αυτό αντιπροσωπεύει. Μπορείτε να κάνετε κλικ σε οποιαδήποτε χρωματιστή περιοχή για να αναπτυχθούν τα υποκείμενα δεδομένα.</text:p>
      <text:p text:style-name="Text_20_body">Μπορείτε να επεξεργαστείτε τα προκαθορισμένα διαγράμματα ανάλογα με τις απαιτήσεις σας, αλλά δεν μπορείτε να τα διαγράψετε. Κάντε κλικ στο εικονίδιο Επεξεργασία για να τροποποιήσετε ένα γράφημα. Κάντε κλικ στο εικονίδιο Ανανέωση για να ανανεώσετε την προβολή μετά από μια ενημέρωση. Κάντε κλικ στο εικονίδιο Ανανέωση πάνω από το διάγραμμα για να υπολογίσει εκ νέου το αρχείο προέλευσης δεδομένων για ένα συγκεκριμένο γράφημα.</text:p>
      <text:p text:style-name="Text_20_body">Οι ακόλουθες προκαθορισμένες διαγράμματα εμφανίζονται στην αρχική σελίδα σας:</text:p>
      <text:p text:style-name="Text_20_body">•<text:span text:style-name="T2">Όλες οι ευκαιρίες από Πηγή δεδομένων έκβαση. </text:span>Αυτό είναι ένα οριζόντιο γράφημα σωρευμένης ράβδου που εμφανίζει συνολικά ευκαιρίες για κάθε μολύβδου πηγή. Κάθε ράβδος αποτελείται από πολύχρωμα τμήματα που αντιπροσωπεύουν τις αναλογίες αποτέλεσμα για την εν λόγω πηγή μολύβδου.</text:p>
      <text:p text:style-name="Text_20_body"><text:span text:style-name="T2">•Όλες οι ευκαιρίες από πηγή δεδομένων. </text:span>Αυτό είναι ένα γράφημα πίτας που ομαδοποιεί συνολικά ευκαιρίες πωλήσεων από κάθε πηγή μολύβδου.</text:p>
      <text:p text:style-name="Text_20_body"><text:span text:style-name="T2">•ROI εκστρατεία.</text:span> Αυτό είναι ένα ιστόγραμμα που παρουσιάζει την απόδοση της επένδυσης (ROI) για μια καμπάνια.</text:p>
      <text:p text:style-name="Text_20_body">•<text:span text:style-name="T2">Pipeline Με πωλήσεις Stage. </text:span>Αυτό είναι ένα οριζόντιο ιστόγραμμα που εμφανίζει τα συνολικά ποσά δολαρίων για όλες τις ευκαιρίες σας ομαδοποιούνται ανάλογα με το στάδιο της πώλησης.</text:p>
      <text:p text:style-name="Text_20_body">•<text:span text:style-name="T2">Αποτελέσματα κατά μήνα.</text:span> Αυτή είναι μια κάθετη στοιβάζονται μπαρ στο οποίο κάθε γραμμή εμφανίζει το συνολικό αγωγού πωλήσεων για κάθε μήνα. Κάθε γραμμή αποτελείται από πολύχρωμα τμήματα που αντιπροσωπεύουν τις αναλογίες αποτέλεσμα για τον αγωγό σε αυτό το μήνα.</text:p>
      <text:p text:style-name="Text_20_body"/>
      <text:p text:style-name="P7">Τροποποιώντας τη μονάδα Home</text:p>
      <text:p text:style-name="Text_20_body">Μπορείτε να προσθέσετε SugarCRM Dashlets στην αρχική σελίδα σας, όπως περιγράφεται στη Διαχείριση Sugar Dashlets . Μπορείτε να επιστρέψετε στην προεπιλεγμένη ρύθμιση Αρχική σελίδα ανά πάσα στιγμή. Αυτό θα διαγράψει όλες τις νέες Dashlets SugarCRM που προστίθεται στην ενότητα σελίδα.</text:p>
      <text:p text:style-name="Text_20_body">Μπορείτε να επιστρέψετε στην προεπιλεγμένη ενότητα Αρχική εγκατάσταση ανά πάσα στιγμή, κάνοντας κλικ στην επιλογή Επαναφορά σελίδα Ρυθμίσεις Χρήστη</text:p>
      <text:p text:style-name="Text_20_body">Για να επιστρέψετε στις προεπιλεγμένες ρυθμίσεις Αρχική σελίδα</text:p>
      <text:p text:style-name="Text_20_body">1.Κάντε κλικ στο όνομά σας που βρίσκεται στην επάνω δεξιά πλευρά της σελίδας.</text:p>
      <text:p text:style-name="Text_20_body">Αυτό εμφανίζει τη σελίδα Επεξεργασία χρήστη σας.</text:p>
      <text:p text:style-name="Text_20_body">2.Κάντε κλικ στο κουμπί Επαναφορά Homepage, και OK στην σελίδα χρήστη Edit σας. <text:script xlink:href="../../../../assets/js/config.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 - SugarCRM Support </dc:title>
    <meta:generator>LibreOffice/3.5$Linux_X86_64 LibreOffice_project/350m1$Build-2</meta:generator>
    <dc:date>2014-07-18T14:32:21</dc:date>
    <meta:editing-duration>PT10M7S</meta:editing-duration>
    <meta:editing-cycles>9</meta:editing-cycles>
    <meta:document-statistic meta:table-count="0" meta:image-count="0" meta:object-count="0" meta:page-count="1" meta:paragraph-count="17" meta:word-count="406" meta:character-count="2852" meta:non-whitespace-character-count="2461"/>
    <meta:user-defined meta:name=""/>
    <meta:user-defined meta:name="viewport">width=device-width</meta:user-defined>
  </office:meta>
</office:document-meta>
</file>